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FreeSerif" svg:font-family="FreeSerif" style:font-adornments="Normál" style:font-pitch="variable"/>
    <style:font-face style:name="StarSymbol" svg:font-family="StarSymbol"/>
    <style:font-face style:name="StarSymbol1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3417in"/>
    </style:style>
    <style:style style:name="Táblázat11.B" style:family="table-column">
      <style:table-column-properties style:column-width="0.6715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5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9" style:family="table">
      <style:table-properties style:width="2.0146in" table:align="left" style:may-break-between-rows="false"/>
    </style:style>
    <style:style style:name="Táblázat9.A" style:family="table-column">
      <style:table-column-properties style:column-width="1.3431in"/>
    </style:style>
    <style:style style:name="Táblázat9.B" style:family="table-column">
      <style:table-column-properties style:column-width="0.6715in"/>
    </style:style>
    <style:style style:name="Táblázat9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9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9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9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B6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" style:family="table">
      <style:table-properties style:width="4.2236in" fo:break-before="column" table:align="left" style:may-break-between-rows="false"/>
    </style:style>
    <style:style style:name="Táblázat8.A" style:family="table-column">
      <style:table-column-properties style:column-width="1.8167in"/>
    </style:style>
    <style:style style:name="Táblázat8.B" style:family="table-column">
      <style:table-column-properties style:column-width="0.7868in"/>
    </style:style>
    <style:style style:name="Táblázat8.C" style:family="table-column">
      <style:table-column-properties style:column-width="0.7424in"/>
    </style:style>
    <style:style style:name="Táblázat8.D" style:family="table-column">
      <style:table-column-properties style:column-width="0.8778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8.D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D5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0" style:family="table">
      <style:table-properties style:width="5.9139in" table:align="left" style:may-break-between-rows="false"/>
    </style:style>
    <style:style style:name="Táblázat10.A" style:family="table-column">
      <style:table-column-properties style:column-width="1.1931in"/>
    </style:style>
    <style:style style:name="Táblázat10.B" style:family="table-column">
      <style:table-column-properties style:column-width="0.5208in"/>
    </style:style>
    <style:style style:name="Táblázat10.C" style:family="table-column">
      <style:table-column-properties style:column-width="1.341in"/>
    </style:style>
    <style:style style:name="Táblázat10.D" style:family="table-column">
      <style:table-column-properties style:column-width="2.859in"/>
    </style:style>
    <style:style style:name="Táblázat10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0.D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0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0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0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0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0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0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0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0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0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" style:family="table">
      <style:table-properties style:width="4.4076in" table:align="left" style:may-break-between-rows="false"/>
    </style:style>
    <style:style style:name="Tábla1.A" style:family="table-column">
      <style:table-column-properties style:column-width="1.0097in"/>
    </style:style>
    <style:style style:name="Tábla1.B" style:family="table-column">
      <style:table-column-properties style:column-width="1.1319in"/>
    </style:style>
    <style:style style:name="Tábla1.C" style:family="table-column">
      <style:table-column-properties style:column-width="1.134in"/>
    </style:style>
    <style:style style:name="Tábla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a1.D1" style:family="table-cell">
      <style:table-cell-properties style:vertical-align="middle" fo:padding="0.0382in" fo:border="0.05pt solid #000000"/>
    </style:style>
    <style:style style:name="Táb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etves_5f_CÉ" style:display-name="Tetves_CÉ" style:family="table">
      <style:table-properties style:width="5.6861in" fo:margin-left="0.5493in" fo:margin-right="0.4576in" table:align="margins"/>
    </style:style>
    <style:style style:name="Tetves_5f_CÉ.A" style:display-name="Tetves_CÉ.A" style:family="table-column">
      <style:table-column-properties style:column-width="5.6861in" style:rel-column-width="8188*"/>
    </style:style>
    <style:style style:name="Tetves_5f_CÉ.A1" style:display-name="Tetves_CÉ.A1" style:family="table-cell">
      <style:table-cell-properties fo:padding="0.0382in" fo:border="2.5pt solid #000000"/>
    </style:style>
    <style:style style:name="Table1" style:family="table">
      <style:table-properties style:width="2.0146in" table:align="left" style:may-break-between-rows="false"/>
    </style:style>
    <style:style style:name="Table1.A" style:family="table-column">
      <style:table-column-properties style:column-width="1.3431in"/>
    </style:style>
    <style:style style:name="Table1.B" style:family="table-column">
      <style:table-column-properties style:column-width="0.6715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2.0146in" fo:break-before="column" table:align="left" style:may-break-between-rows="false"/>
    </style:style>
    <style:style style:name="Table2.A" style:family="table-column">
      <style:table-column-properties style:column-width="1.3431in"/>
    </style:style>
    <style:style style:name="Table2.B" style:family="table-column">
      <style:table-column-properties style:column-width="0.6715in"/>
    </style:style>
    <style:style style:name="Table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cccccc" fo:padding="0.0382in" fo:border="0.0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_5b_RPG_5d__20_Táblázattartalom_20_-_20_fejléc">
      <style:text-properties fo:color="#0047ff" loext:opacity="100%" style:font-name="Times New Roman" fo:font-size="10pt" style:font-size-asian="10pt" style:font-size-complex="10pt"/>
    </style:style>
    <style:style style:name="P2" style:family="paragraph" style:parent-style-name="_5b_RPG_5d__20_Táblázattartalom_20_-_20_fejléc">
      <style:text-properties style:font-name="Times New Roman" fo:font-size="10pt" style:font-size-asian="10pt" style:font-size-complex="10pt"/>
    </style:style>
    <style:style style:name="P3" style:family="paragraph" style:parent-style-name="_5b_RPG_5d__20_Táblázattartalom_20_1">
      <style:text-properties style:font-name="Times New Roman" fo:font-size="10pt" style:font-size-asian="10pt" style:font-size-complex="10pt"/>
    </style:style>
    <style:style style:name="P4" style:family="paragraph" style:parent-style-name="_5b_RPG_5d__20_Táblázattartalom_20_1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5" style:family="paragraph" style:parent-style-name="_5b_RPG_5d__20_Táblázattartalom_20_1">
      <style:text-properties style:font-name="Times New Roman" fo:font-size="9pt" style:font-size-asian="9pt" style:font-size-complex="9pt"/>
    </style:style>
    <style:style style:name="P6" style:family="paragraph" style:parent-style-name="_5b_RPG_5d__20_Táblázattartalom_20_-_20_fejléc">
      <style:text-properties style:font-name="Times New Roman" fo:font-size="9pt" style:font-size-asian="9pt" style:font-size-complex="9pt"/>
    </style:style>
    <style:style style:name="P7" style:family="paragraph" style:parent-style-name="_5b_RPG_5d__20_Táblázattartalom_20_1">
      <style:paragraph-properties fo:text-align="start" style:justify-single-word="false"/>
      <style:text-properties style:font-name="Times New Roman" fo:font-size="9pt" style:font-size-asian="9pt" style:font-size-complex="9pt"/>
    </style:style>
    <style:style style:name="P8" style:family="paragraph" style:parent-style-name="_5b_RPG_5d__20_Táblázattartalom_20_-_20_fejléc">
      <style:paragraph-properties fo:text-align="center" style:justify-single-word="false"/>
      <style:text-properties style:font-name="Times New Roman" fo:font-size="9pt" style:font-size-asian="9pt" style:font-size-complex="9pt"/>
    </style:style>
    <style:style style:name="P9" style:family="paragraph" style:parent-style-name="_5b_RPG_5d__20_Táblázattartalom_20_1">
      <style:paragraph-properties fo:text-align="center" style:justify-single-word="false"/>
      <style:text-properties style:font-name="Times New Roman" fo:font-size="9pt" style:font-size-asian="9pt" style:font-size-complex="9pt"/>
    </style:style>
    <style:style style:name="P10" style:family="paragraph" style:parent-style-name="_5b_RPG_5d__20_Táblázattartalom_20_-_20_fejléc">
      <style:paragraph-properties fo:text-align="center" style:justify-single-word="false"/>
      <style:text-properties style:font-name="Times New Roman" fo:font-size="9pt" fo:background-color="transparent" style:font-size-asian="9pt" style:font-size-complex="9pt"/>
    </style:style>
    <style:style style:name="P11" style:family="paragraph" style:parent-style-name="_5b_RPG_5d__20_Táblázattartalom_20_-_20_fejléc">
      <style:text-properties fo:color="#ff0000" loext:opacity="100%" style:font-name="Times New Roman" fo:font-size="10pt" style:font-size-asian="10pt" style:font-size-complex="10pt"/>
    </style:style>
    <style:style style:name="P12" style:family="paragraph" style:parent-style-name="_5b_RPG_5d__20_Szabály_20_kiemelés">
      <style:text-properties fo:font-size="11pt" style:font-size-asian="11pt" style:font-size-complex="11pt"/>
    </style:style>
    <style:style style:name="P13" style:family="paragraph" style:parent-style-name="Text_20_body">
      <style:paragraph-properties fo:margin-left="0in" fo:margin-right="0in" fo:text-indent="0in" style:auto-text-indent="false"/>
    </style:style>
    <style:style style:name="P14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Text_20_body">
      <style:paragraph-properties fo:margin-left="0in" fo:margin-right="0in" fo:text-align="start" style:justify-single-word="false" fo:text-indent="0in" style:auto-text-indent="false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Standard">
      <style:text-properties officeooo:paragraph-rsid="00169b86"/>
    </style:style>
    <style:style style:name="P20" style:family="paragraph" style:parent-style-name="Text_20_body" style:list-style-name="L1">
      <style:text-properties officeooo:paragraph-rsid="0014f3ff"/>
    </style:style>
    <style:style style:name="P21" style:family="paragraph" style:parent-style-name="Text_20_body" style:list-style-name="L2"/>
    <style:style style:name="P22" style:family="paragraph" style:parent-style-name="Text_20_body" style:list-style-name="L2">
      <style:paragraph-properties fo:margin-left="0.4925in" fo:margin-right="0in" fo:text-indent="0in" style:auto-text-indent="false"/>
    </style:style>
    <style:style style:name="P23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officeooo:paragraph-rsid="0016d724"/>
    </style:style>
    <style:style style:name="P24" style:family="paragraph" style:parent-style-name="_5b_RPG_5d__20_Táblázattartalom_20_-_20_fejléc">
      <style:text-properties style:font-name="Times New Roman" fo:font-size="10pt" officeooo:paragraph-rsid="00169b86" style:font-size-asian="10pt" style:font-size-complex="10pt"/>
    </style:style>
    <style:style style:name="P25" style:family="paragraph" style:parent-style-name="_5b_RPG_5d__20_Táblázattartalom_20_-_20_fejléc">
      <style:text-properties fo:color="#b85c00" loext:opacity="100%" style:font-name="Times New Roman" fo:font-size="10pt" officeooo:rsid="00169b86" officeooo:paragraph-rsid="00169b86" style:font-size-asian="10pt" style:font-size-complex="10pt"/>
    </style:style>
    <style:style style:name="P26" style:family="paragraph" style:parent-style-name="_5b_RPG_5d__20_Táblázattartalom_20_1">
      <style:text-properties style:font-name="Times New Roman" fo:font-size="10pt" officeooo:paragraph-rsid="00169b86" style:font-size-asian="10pt" style:font-size-complex="10pt"/>
    </style:style>
    <style:style style:name="P27" style:family="paragraph" style:parent-style-name="_5b_RPG_5d__20_Táblázattartalom_20_1">
      <style:text-properties style:font-name="Times New Roman" fo:font-size="10pt" officeooo:rsid="00169b86" officeooo:paragraph-rsid="00169b86" style:font-size-asian="10pt" style:font-size-complex="10pt"/>
    </style:style>
    <style:style style:name="P28" style:family="paragraph" style:parent-style-name="_5b_RPG_5d__20_Táblázattartalom_20_1">
      <style:paragraph-properties fo:text-align="center" style:justify-single-word="false"/>
      <style:text-properties style:font-name="Times New Roman" fo:font-size="9pt" officeooo:rsid="00188343" officeooo:paragraph-rsid="00188343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4b8d2" style:font-weight-asian="normal" style:font-weight-complex="normal"/>
    </style:style>
    <style:style style:name="T4" style:family="text">
      <style:text-properties fo:font-weight="normal" officeooo:rsid="0014f3ff" style:font-weight-asian="normal" style:font-weight-complex="normal"/>
    </style:style>
    <style:style style:name="T5" style:family="text">
      <style:text-properties fo:font-weight="normal" officeooo:rsid="0016d724" style:font-weight-asian="normal" style:font-weight-complex="normal"/>
    </style:style>
    <style:style style:name="T6" style:family="text">
      <style:text-properties fo:color="#0047ff" loext:opacity="100%" fo:font-weight="bold" style:font-weight-asian="bold" style:font-weight-complex="bold"/>
    </style:style>
    <style:style style:name="T7" style:family="text">
      <style:text-properties fo:color="#ff0000" loext:opacity="100%" fo:font-weight="bold" style:font-weight-asian="bold" style:font-weight-complex="bold"/>
    </style:style>
    <style:style style:name="T8" style:family="text">
      <style:text-properties fo:color="#00ae00" loext:opacity="100%"/>
    </style:style>
    <style:style style:name="T9" style:family="text">
      <style:text-properties fo:color="#00ae00" loext:opacity="100%" fo:font-weight="bold" style:font-weight-asian="bold" style:font-weight-complex="bold"/>
    </style:style>
    <style:style style:name="T10" style:family="text">
      <style:text-properties style:font-name="DejaVu Sans" fo:font-weight="normal" style:font-name-asian="DejaVu Sans" style:font-weight-asian="normal" style:font-name-complex="DejaVu Sans" style:font-weight-complex="normal"/>
    </style:style>
    <style:style style:name="T11" style:family="text">
      <style:text-properties fo:language="hu" fo:country="HU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background-color="transparent" loext:char-shading-value="0"/>
    </style:style>
    <style:style style:name="T14" style:family="text">
      <style:text-properties fo:font-size="9pt" officeooo:rsid="00169b86" style:font-size-asian="9pt" style:font-size-complex="9pt"/>
    </style:style>
    <style:style style:name="T15" style:family="text">
      <style:text-properties officeooo:rsid="0015947f"/>
    </style:style>
    <style:style style:name="T16" style:family="text">
      <style:text-properties style:use-window-font-color="true" loext:opacity="0%" fo:font-weight="bold" style:font-weight-asian="bold" style:font-weight-complex="bold"/>
    </style:style>
    <style:style style:name="T17" style:family="text">
      <style:text-properties style:use-window-font-color="true" loext:opacity="0%" fo:font-weight="bold" officeooo:rsid="0015947f" style:font-weight-asian="bold" style:font-weight-complex="bold"/>
    </style:style>
    <style:style style:name="T18" style:family="text">
      <style:text-properties style:use-window-font-color="true" loext:opacity="0%" fo:font-weight="normal" officeooo:rsid="0015947f" style:font-weight-asian="normal" style:font-weight-complex="normal"/>
    </style:style>
    <style:style style:name="T19" style:family="text">
      <style:text-properties officeooo:rsid="00169b86"/>
    </style:style>
    <style:style style:name="T20" style:family="text">
      <style:text-properties fo:color="#ff9966" loext:opacity="100%" fo:font-weight="bold" officeooo:rsid="0015947f" style:font-weight-asian="bold" style:font-weight-complex="bold"/>
    </style:style>
    <style:style style:name="T21" style:family="text">
      <style:text-properties fo:color="#b85c00" loext:opacity="100%" fo:font-weight="bold" officeooo:rsid="0015947f" style:font-weight-asian="bold" style:font-weight-complex="bold"/>
    </style:style>
    <style:style style:name="T22" style:family="text">
      <style:text-properties officeooo:rsid="00188437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true" style:editable="false">
        <style:columns fo:column-count="2">
          <style:column style:rel-width="3402*" fo:start-indent="0in" fo:end-indent="0in"/>
          <style:column style:rel-width="6235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3370*" fo:start-indent="0in" fo:end-indent="0in"/>
          <style:column style:rel-width="6268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min-label-width="0.2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min-label-width="0.2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<text:span text:style-name="_5b_RPG_5d__20_Kiemelt_20_kifejezés"><text:span text:style-name="T1">Távolsági harc</text:span></text:span></text:h>
      <text:list xml:id="list1568663145" text:style-name="L1">
        <text:list-item>
          <text:p text:style-name="P20"><text:span text:style-name="_5b_RPG_5d__20_Kiemelt_20_kifejezés"><text:span text:style-name="T2">Támadó CÉ = <text:s/>-</text:span></text:span><text:span text:style-name="_5b_RPG_5d__20_Kiemelt_20_kifejezés"><text:span text:style-name="T4">30 + CM + </text:span></text:span><text:span text:style-name="_5b_RPG_5d__20_Kiemelt_20_kifejezés"><text:span text:style-name="T2">Harcmodor CÉ </text:span></text:span><text:span text:style-name="_5b_RPG_5d__20_Kiemelt_20_kifejezés"><text:span text:style-name="T4">+ </text:span></text:span><text:span text:style-name="_5b_RPG_5d__20_Kiemelt_20_kifejezés"><text:span text:style-name="T2">(2 x Önuralom/Erő) + Fegyver </text:span></text:span><text:span text:style-name="_5b_RPG_5d__20_Kiemelt_20_kifejezés"><text:span text:style-name="T3">CÉ</text:span></text:span><text:span text:style-name="_5b_RPG_5d__20_Kiemelt_20_kifejezés"><text:span text:style-name="T2"> + Mf + K100</text:span></text:span></text:p>
        </text:list-item>
      </text:list>
      <text:list xml:id="list3797349138" text:style-name="L2">
        <text:list-item>
          <text:p text:style-name="P21"><text:span text:style-name="_5b_RPG_5d__20_Kiemelt_20_kifejezés"><text:span text:style-name="T2">Célpont VÉ = Szorzó x Cellaszám</text:span></text:span></text:p>
        </text:list-item>
        <text:list-item>
          <text:p text:style-name="P22"><text:span text:style-name="_5b_RPG_5d__20_Kiemelt_20_kifejezés"><text:span text:style-name="T1">Szorzó</text:span></text:span><text:span text:style-name="_5b_RPG_5d__20_Kiemelt_20_kifejezés"><text:span text:style-name="T2"> = </text:span></text:span><text:span text:style-name="_5b_RPG_5d__20_Kiemelt_20_kifejezés"><text:span text:style-name="T6">Mozgás</text:span></text:span><text:span text:style-name="_5b_RPG_5d__20_Kiemelt_20_kifejezés"><text:span text:style-name="T2"> + </text:span></text:span><text:span text:style-name="_5b_RPG_5d__20_Kiemelt_20_kifejezés"><text:span text:style-name="T7">Méret</text:span></text:span><text:span text:style-name="_5b_RPG_5d__20_Kiemelt_20_kifejezés"><text:span text:style-name="T2"> + </text:span></text:span><text:span text:style-name="_5b_RPG_5d__20_Kiemelt_20_kifejezés"><text:span text:style-name="T9">Láthatóság</text:span></text:span><text:span text:style-name="_5b_RPG_5d__20_Kiemelt_20_kifejezés"><text:span text:style-name="T16"> </text:span></text:span><text:span text:style-name="_5b_RPG_5d__20_Kiemelt_20_kifejezés"><text:span text:style-name="T17">+ </text:span></text:span><text:span text:style-name="_5b_RPG_5d__20_Kiemelt_20_kifejezés"><text:span text:style-name="T21">Egyéb</text:span></text:span><text:span text:style-name="_5b_RPG_5d__20_Kiemelt_20_kifejezés"><text:span text:style-name="T18"> módosítók</text:span></text:span></text:p>
        </text:list-item>
        <text:list-item>
          <text:p text:style-name="P22"><text:span text:style-name="_5b_RPG_5d__20_Kiemelt_20_kifejezés"><text:span text:style-name="T2">Cellaszám = (Cél táv / Fegyver </text:span></text:span><text:span text:style-name="_5b_RPG_5d__20_Kiemelt_20_kifejezés"><text:span text:style-name="T1">Osztó</text:span></text:span><text:span text:style-name="_5b_RPG_5d__20_Kiemelt_20_kifejezés"><text:span text:style-name="T2">) <text:s text:c="2"/></text:span></text:span><text:span text:style-name="_5b_RPG_5d__20_Kiemelt_20_kifejezés"><text:span text:style-name="T10">→</text:span></text:span><text:span text:style-name="_5b_RPG_5d__20_Kiemelt_20_kifejezés"><text:span text:style-name="T2"> Felfelé kerekítve</text:span></text:span></text:p>
        </text:list-item>
      </text:list>
      <text:h text:style-name="Heading_20_3" text:outline-level="3"><text:span text:style-name="_5b_RPG_5d__20_Kiemelt_20_kifejezés">Szorzó</text:span></text:h>
      <text:section text:style-name="Sect1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 table:style-name="TableLine3174383354256">
              <table:table-cell table:style-name="Táblázat11.A1" office:value-type="string">
                <text:p text:style-name="P1">Mozgás</text:p>
              </table:table-cell>
              <table:table-cell table:style-name="Táblázat11.B1" office:value-type="string">
                <text:p text:style-name="P2">Módosító</text:p>
              </table:table-cell>
            </table:table-row>
          </table:table-header-rows>
          <table:table-row table:style-name="TableLine3174383347056">
            <table:table-cell table:style-name="Táblázat11.A2" office:value-type="string">
              <text:p text:style-name="P3">Álló</text:p>
            </table:table-cell>
            <table:table-cell table:style-name="Táblázat11.B2" office:value-type="string">
              <text:p text:style-name="P3">3x</text:p>
            </table:table-cell>
          </table:table-row>
          <table:table-row table:style-name="TableLine3174383347920">
            <table:table-cell table:style-name="Táblázat11.A2" office:value-type="string">
              <text:p text:style-name="P3">Lassú, egyenletes</text:p>
            </table:table-cell>
            <table:table-cell table:style-name="Táblázat11.B2" office:value-type="string">
              <text:p text:style-name="P3">5x</text:p>
            </table:table-cell>
          </table:table-row>
          <table:table-row table:style-name="TableLine3174383350512">
            <table:table-cell table:style-name="Táblázat11.A2" office:value-type="string">
              <text:p text:style-name="P3">Gyors, egyenletes</text:p>
            </table:table-cell>
            <table:table-cell table:style-name="Táblázat11.B2" office:value-type="string">
              <text:p text:style-name="P3">8x</text:p>
            </table:table-cell>
          </table:table-row>
          <table:table-row table:style-name="TableLine3174383347632">
            <table:table-cell table:style-name="Táblázat11.A5" office:value-type="string">
              <text:p text:style-name="P3">Kiszámíthatatlan</text:p>
            </table:table-cell>
            <table:table-cell table:style-name="Táblázat11.B2" office:value-type="string">
              <text:p text:style-name="P3">15x</text:p>
            </table:table-cell>
          </table:table-row>
          <table:table-row table:style-name="TableLine3174383348784">
            <table:table-cell table:style-name="Táblázat11.A2" office:value-type="string">
              <text:p text:style-name="P3">Harcoló célpont</text:p>
            </table:table-cell>
            <table:table-cell table:style-name="Táblázat11.B2" office:value-type="string">
              <text:p text:style-name="P3">20x</text:p>
            </table:table-cell>
          </table:table-row>
        </table:table>
        <text:p text:style-name="Standard"><text:span text:style-name="_5b_RPG_5d__20_Kiemelt_20_kifejezés"><text:span text:style-name="T1"/></text:span></text:p>
        <table:table table:name="Táblázat9" table:style-name="Táblázat9">
          <table:table-column table:style-name="Táblázat9.A"/>
          <table:table-column table:style-name="Táblázat9.B"/>
          <table:table-header-rows>
            <table:table-row table:style-name="TableLine3174578332336">
              <table:table-cell table:style-name="Táblázat9.A1" office:value-type="string">
                <text:p text:style-name="P11">Méret</text:p>
              </table:table-cell>
              <table:table-cell table:style-name="Táblázat9.B1" office:value-type="string">
                <text:p text:style-name="P2">Módosító</text:p>
              </table:table-cell>
            </table:table-row>
          </table:table-header-rows>
          <table:table-row table:style-name="TableLine3174578336080">
            <table:table-cell table:style-name="Táblázat9.A2" office:value-type="string">
              <text:p text:style-name="P3">Pénzérme</text:p>
            </table:table-cell>
            <table:table-cell table:style-name="Táblázat9.B2" office:value-type="string">
              <text:p text:style-name="P3">+7x</text:p>
            </table:table-cell>
          </table:table-row>
          <table:table-row table:style-name="TableLine3174578336944">
            <table:table-cell table:style-name="Táblázat9.A2" office:value-type="string">
              <text:p text:style-name="P3">Alma</text:p>
            </table:table-cell>
            <table:table-cell table:style-name="Táblázat9.B2" office:value-type="string">
              <text:p text:style-name="P3">+5x</text:p>
            </table:table-cell>
          </table:table-row>
          <table:table-row table:style-name="TableLine3174578330608">
            <table:table-cell table:style-name="Táblázat9.A2" office:value-type="string">
              <text:p text:style-name="P3">Macska, Dinnye</text:p>
            </table:table-cell>
            <table:table-cell table:style-name="Táblázat9.B2" office:value-type="string">
              <text:p text:style-name="P3">+<text:span text:style-name="T15">4</text:span>x</text:p>
            </table:table-cell>
          </table:table-row>
          <table:table-row table:style-name="TableLine3174578340400">
            <table:table-cell table:style-name="Táblázat9.A2" office:value-type="string">
              <text:p text:style-name="P3">Törpe, gyerek</text:p>
            </table:table-cell>
            <table:table-cell table:style-name="Táblázat9.B2" office:value-type="string">
              <text:p text:style-name="P3">+1x</text:p>
            </table:table-cell>
          </table:table-row>
          <table:table-row table:style-name="TableLine3174578355952">
            <table:table-cell table:style-name="Táblázat9.A6" office:value-type="string">
              <text:p text:style-name="P4">Átlagos ember/elf méretű</text:p>
            </table:table-cell>
            <table:table-cell table:style-name="Táblázat9.B6" office:value-type="string">
              <text:p text:style-name="P3">+0x</text:p>
            </table:table-cell>
          </table:table-row>
          <table:table-row table:style-name="TableLine3174578360848">
            <table:table-cell table:style-name="Táblázat9.A6" office:value-type="string">
              <text:p text:style-name="P4">Ló oldalról, Ogre</text:p>
            </table:table-cell>
            <table:table-cell table:style-name="Táblázat9.B6" office:value-type="string">
              <text:p text:style-name="P3">-1x</text:p>
            </table:table-cell>
          </table:table-row>
          <table:table-row table:style-name="TableLine3174578360272">
            <table:table-cell table:style-name="Táblázat9.A6" office:value-type="string">
              <text:p text:style-name="P4">Lovas</text:p>
            </table:table-cell>
            <table:table-cell table:style-name="Táblázat9.B6" office:value-type="string">
              <text:p text:style-name="P3">-2x</text:p>
            </table:table-cell>
          </table:table-row>
        </table:table>
        <table:table table:name="Táblázat8" table:style-name="Táblázat8">
          <table:table-column table:style-name="Táblázat8.A"/>
          <table:table-column table:style-name="Táblázat8.B"/>
          <table:table-column table:style-name="Táblázat8.C"/>
          <table:table-column table:style-name="Táblázat8.D"/>
          <table:table-header-rows>
            <table:table-row table:style-name="TableLine3174385661968">
              <table:table-cell table:style-name="Táblázat8.A1" office:value-type="string">
                <text:p text:style-name="P2">A célpont <text:span text:style-name="T8">láthatósága</text:span> és hangossága</text:p>
              </table:table-cell>
              <table:table-cell table:style-name="Táblázat8.A1" office:value-type="string">
                <text:p text:style-name="P2">Módosító képzetlenül</text:p>
              </table:table-cell>
              <table:table-cell table:style-name="Táblázat8.A1" office:value-type="string">
                <text:p text:style-name="P2">Módosító<text:line-break/>Vakharc Af</text:p>
              </table:table-cell>
              <table:table-cell table:style-name="Táblázat8.D1" office:value-type="string">
                <text:p text:style-name="P2">Módosító<text:line-break/>Vakharc Mf*</text:p>
              </table:table-cell>
            </table:table-row>
          </table:table-header-rows>
          <table:table-row table:style-name="TableLine3174385663984">
            <table:table-cell table:style-name="Táblázat8.A7" office:value-type="string">
              <text:p text:style-name="P5">Jól kivehető kontúr</text:p>
              <text:p text:style-name="P5">(Pl. nappali célpont; napnyugtakor háztetőn álldogáló célpont)</text:p>
            </table:table-cell>
            <table:table-cell table:style-name="Táblázat8.B4" office:value-type="string">
              <text:p text:style-name="P5">0x</text:p>
            </table:table-cell>
            <table:table-cell table:style-name="Táblázat8.C4" office:value-type="string">
              <text:p text:style-name="P5">0x</text:p>
            </table:table-cell>
            <table:table-cell table:style-name="Táblázat8.D4" office:value-type="string">
              <text:p text:style-name="P5">0x</text:p>
            </table:table-cell>
          </table:table-row>
          <table:table-row table:style-name="TableLine3174385657072">
            <table:table-cell table:style-name="Táblázat8.A7" office:value-type="string">
              <text:p text:style-name="P5">Homályos kontúr<text:line-break/>(Pl. félhomályban mozgó alaké;</text:p>
              <text:p text:style-name="P5">testközelben levő célpont sötétben)</text:p>
            </table:table-cell>
            <table:table-cell table:style-name="Táblázat8.B4" office:value-type="string">
              <text:p text:style-name="P5">3x</text:p>
            </table:table-cell>
            <table:table-cell table:style-name="Táblázat8.C4" office:value-type="string">
              <text:p text:style-name="P5">2x</text:p>
            </table:table-cell>
            <table:table-cell table:style-name="Táblázat8.D4" office:value-type="string">
              <text:p text:style-name="P5">1x</text:p>
            </table:table-cell>
          </table:table-row>
          <table:table-row table:style-name="TableLine3174385651024">
            <table:table-cell table:style-name="Táblázat8.A7" office:value-type="string">
              <text:p text:style-name="P5">Éppen kivehető kontúr (zajos)<text:line-break/>(Pl. sötétben <text:span text:style-name="T11">moccanó, neszező</text:span> árnyak)</text:p>
            </table:table-cell>
            <table:table-cell table:style-name="Táblázat8.B4" office:value-type="string">
              <text:p text:style-name="P5">6x</text:p>
            </table:table-cell>
            <table:table-cell table:style-name="Táblázat8.C4" office:value-type="string">
              <text:p text:style-name="P5">5x</text:p>
            </table:table-cell>
            <table:table-cell table:style-name="Táblázat8.D4" office:value-type="string">
              <text:p text:style-name="P5">4x</text:p>
            </table:table-cell>
          </table:table-row>
          <table:table-row table:style-name="TableLine3174385656496">
            <table:table-cell table:style-name="Táblázat8.A7" office:value-type="string">
              <text:p text:style-name="P5">Éppen kivehető kontúr (csendes)<text:line-break/>(Pl. Sötétben, csendben lapuló árnyak)</text:p>
            </table:table-cell>
            <table:table-cell table:style-name="Táblázat8.B5" office:value-type="string">
              <text:p text:style-name="P5">15x</text:p>
            </table:table-cell>
            <table:table-cell table:style-name="Táblázat8.B5" office:value-type="string">
              <text:p text:style-name="P5">10x</text:p>
            </table:table-cell>
            <table:table-cell table:style-name="Táblázat8.D5" office:value-type="string">
              <text:p text:style-name="P5">5x</text:p>
            </table:table-cell>
          </table:table-row>
          <table:table-row table:style-name="TableLine3174385651600">
            <table:table-cell table:style-name="Táblázat8.A7" office:value-type="string">
              <text:p text:style-name="P5">Háttérrel egybeolvadó kontúr (zajos)<text:line-break/>(Pl. vaksötétben harcoló ellenfél;<text:line-break/>távoli célpont sötétben)</text:p>
            </table:table-cell>
            <table:table-cell table:style-name="Táblázat8.B5" office:value-type="string">
              <text:p text:style-name="P5">15x*</text:p>
            </table:table-cell>
            <table:table-cell table:style-name="Táblázat8.B5" office:value-type="string">
              <text:p text:style-name="P5">10x</text:p>
            </table:table-cell>
            <table:table-cell table:style-name="Táblázat8.D5" office:value-type="string">
              <text:p text:style-name="P5">5x</text:p>
            </table:table-cell>
          </table:table-row>
          <table:table-row table:style-name="TableLine3174385654768">
            <table:table-cell table:style-name="Táblázat8.A7" office:value-type="string">
              <text:p text:style-name="P5">Háttérrel egybeolvadó kontúr (csendes)<text:line-break/>(Pl. lopakodó, némán osonó fejvadász)</text:p>
            </table:table-cell>
            <table:table-cell table:style-name="Táblázat8.B5" office:value-type="string">
              <text:p text:style-name="P5">Szinte lehetetlen**</text:p>
            </table:table-cell>
            <table:table-cell table:style-name="Táblázat8.B5" office:value-type="string">
              <text:p text:style-name="P5">12x**</text:p>
            </table:table-cell>
            <table:table-cell table:style-name="Táblázat8.D5" office:value-type="string">
              <text:p text:style-name="P5">7x**</text:p>
            </table:table-cell>
          </table:table-row>
        </table:table>
        <text:p text:style-name="P19"/>
      </text:section>
      <text:section text:style-name="Sect2" text:name="Section1">
        <table:table table:name="Table1" table:style-name="Table1">
          <table:table-column table:style-name="Table1.A"/>
          <table:table-column table:style-name="Table1.B"/>
          <table:table-header-rows>
            <table:table-row table:style-name="TableLine3174578351632">
              <table:table-cell table:style-name="Table1.A1" office:value-type="string">
                <text:p text:style-name="P25">Speciális</text:p>
              </table:table-cell>
              <table:table-cell table:style-name="Table1.B1" office:value-type="string">
                <text:p text:style-name="P24">Módosító</text:p>
              </table:table-cell>
            </table:table-row>
          </table:table-header-rows>
          <table:table-row table:style-name="TableLine3174578347024">
            <table:table-cell table:style-name="Table1.A2" office:value-type="string">
              <text:p text:style-name="P27">Nagyon erős szél</text:p>
            </table:table-cell>
            <table:table-cell table:style-name="Table1.B2" office:value-type="string">
              <text:p text:style-name="P26">+<text:span text:style-name="T19">4</text:span>x</text:p>
            </table:table-cell>
          </table:table-row>
          <table:table-row table:style-name="TableLine3174578347024">
            <table:table-cell table:style-name="Table1.A2" office:value-type="string">
              <text:p text:style-name="P27">Viharcos szél</text:p>
            </table:table-cell>
            <table:table-cell table:style-name="Table1.B2" office:value-type="string">
              <text:p text:style-name="P26">+<text:span text:style-name="T19">8</text:span>x</text:p>
            </table:table-cell>
          </table:table-row>
          <table:table-row table:style-name="TableLine3174578347024">
            <table:table-cell table:style-name="Table1.A2" office:value-type="string">
              <text:p text:style-name="P27">Orkán erejű szélben</text:p>
            </table:table-cell>
            <table:table-cell table:style-name="Table1.B2" office:value-type="string">
              <text:p text:style-name="P27">A lövés lehetetlen</text:p>
            </table:table-cell>
          </table:table-row>
        </table:table>
        <text:p text:style-name="P19"><text:span text:style-name="_5b_RPG_5d__20_Kiemelt_20_kifejezés"><text:s/></text:span></text:p>
        <table:table table:name="Table2" table:style-name="Table2">
          <table:table-column table:style-name="Table2.A"/>
          <table:table-column table:style-name="Table2.B"/>
          <table:table-header-rows>
            <table:table-row table:style-name="TableLine3174578375248">
              <table:table-cell table:style-name="Table2.A1" office:value-type="string">
                <text:p text:style-name="P25">Speciális</text:p>
              </table:table-cell>
              <table:table-cell table:style-name="Table2.B1" office:value-type="string">
                <text:p text:style-name="P24">Módosító</text:p>
              </table:table-cell>
            </table:table-row>
          </table:table-header-rows>
          <table:table-row table:style-name="TableLine3174578371792">
            <table:table-cell table:style-name="Table2.A2" office:value-type="string">
              <text:p text:style-name="P27">Szürkületi sötétben, vagy annál sötétebben</text:p>
            </table:table-cell>
            <table:table-cell table:style-name="Table2.B2" office:value-type="string">
              <text:p text:style-name="P26">+<text:span text:style-name="T19">2</text:span>x</text:p>
            </table:table-cell>
          </table:table-row>
        </table:table>
        <text:p text:style-name="P19"><text:span text:style-name="_5b_RPG_5d__20_Kiemelt_20_kifejezés"/></text:p>
      </text:section>
      <text:h text:style-name="Heading_20_3" text:outline-level="3"><text:span text:style-name="_5b_RPG_5d__20_Kiemelt_20_kifejezés">Osztó</text:span></text:h>
      <table:table table:name="Táblázat10" table:style-name="Táblázat10">
        <table:table-column table:style-name="Táblázat10.A"/>
        <table:table-column table:style-name="Táblázat10.B"/>
        <table:table-column table:style-name="Táblázat10.C"/>
        <table:table-column table:style-name="Táblázat10.D"/>
        <table:table-header-rows>
          <table:table-row table:style-name="TableLine3174385664272">
            <table:table-cell table:style-name="Táblázat10.A1" office:value-type="string">
              <text:p text:style-name="P6">Fegyverkategória</text:p>
            </table:table-cell>
            <table:table-cell table:style-name="Táblázat10.A1" office:value-type="string">
              <text:p text:style-name="P6">Osztó</text:p>
            </table:table-cell>
            <table:table-cell table:style-name="Táblázat10.A1" office:value-type="string">
              <text:p text:style-name="P6">Példa fegyverek</text:p>
            </table:table-cell>
            <table:table-cell table:style-name="Táblázat10.D1" office:value-type="string">
              <text:p text:style-name="P6">Speciális</text:p>
            </table:table-cell>
          </table:table-row>
        </table:table-header-rows>
        <table:table-row table:style-name="TableLine3174385654480">
          <table:table-cell table:style-name="Táblázat10.A2" office:value-type="string">
            <text:p text:style-name="P5">Nem hajításra készített tárgyak</text:p>
          </table:table-cell>
          <table:table-cell table:style-name="Táblázat10.A2" office:value-type="string">
            <text:p text:style-name="P5"><text:s/>1</text:p>
          </table:table-cell>
          <table:table-cell table:style-name="Táblázat10.A2" office:value-type="string">
            <text:p text:style-name="P5">Kard, zsámoly, söröskorsó</text:p>
          </table:table-cell>
          <table:table-cell table:style-name="Táblázat10.D5" office:value-type="string">
            <text:p text:style-name="P7">Maximális Hatótávjukhoz <text:span text:style-name="T11">hozzáadható:</text:span><text:line-break/>(ERŐ módosító x Osztó)</text:p>
          </table:table-cell>
        </table:table-row>
        <table:table-row table:style-name="TableLine3174385663120">
          <table:table-cell table:style-name="Táblázat10.A2" office:value-type="string">
            <text:p text:style-name="P5">Apró hajítófegyverek</text:p>
          </table:table-cell>
          <table:table-cell table:style-name="Táblázat10.A2" office:value-type="string">
            <text:p text:style-name="P5">2</text:p>
          </table:table-cell>
          <table:table-cell table:style-name="Táblázat10.A2" office:value-type="string">
            <text:p text:style-name="P5">Tőr, dobótőr, hajítóbárd</text:p>
          </table:table-cell>
          <table:table-cell table:style-name="Táblázat10.D5" office:value-type="string">
            <text:p text:style-name="P7">-</text:p>
          </table:table-cell>
        </table:table-row>
        <table:table-row table:style-name="TableLine3174385663408">
          <table:table-cell table:style-name="Táblázat10.A5" office:value-type="string">
            <text:p text:style-name="P5">Íjak</text:p>
          </table:table-cell>
          <table:table-cell table:style-name="Táblázat10.A2" office:value-type="string">
            <text:p text:style-name="P5">3</text:p>
          </table:table-cell>
          <table:table-cell table:style-name="Táblázat10.C5" office:value-type="string">
            <text:p text:style-name="P5">Rövid íj, hosszú íj,<text:line-break/>+ Kézi nyílpuska, <text:line-break/>dárda, lándzsa, </text:p>
          </table:table-cell>
          <table:table-cell table:style-name="Táblázat10.D5" office:value-type="string">
            <text:p text:style-name="P7">Sebzés bónusz: ERŐ módosító <text:line-break/>(<text:span text:style-name="T1">ha</text:span> erre az Erőre lett tervezve)</text:p>
          </table:table-cell>
        </table:table-row>
        <table:table-row table:style-name="TableLine3174385655632">
          <table:table-cell table:style-name="Táblázat10.A5" office:value-type="string">
            <text:p text:style-name="P5">Nyílpuskák</text:p>
          </table:table-cell>
          <table:table-cell table:style-name="Táblázat10.A2" office:value-type="string">
            <text:p text:style-name="P5">4</text:p>
          </table:table-cell>
          <table:table-cell table:style-name="Táblázat10.C5" office:value-type="string">
            <text:p text:style-name="P5">Minden nyílpuska <text:line-break/>kivéve Kézi és <text:span text:style-name="T11">Kharei</text:span></text:p>
          </table:table-cell>
          <table:table-cell table:style-name="Táblázat10.D5" office:value-type="string">
            <text:p text:style-name="P7">A kézi nyílpuskától felfelé <text:span text:style-name="T1">Páncéltörőnek</text:span> számítanak: </text:p>
            <text:p text:style-name="P7">SFÉ = a vért rétegeinek száma <text:line-break/>(mágikus vértek esetén a KM szava dönt)</text:p>
          </table:table-cell>
        </table:table-row>
      </table:table>
      <text:p text:style-name="Standard"/>
      <text:h text:style-name="P18" text:outline-level="2">Szándékos kitérés lövés elől</text:h>
      <text:p text:style-name="Text_20_body">Ha valaki látja és van ideje felkészülni a rá leadott lövésre/hajításra, valamint rendelkezik elegendő hellyel a kitérésre <text:span text:style-name="T12">és</text:span> bejelenti, hogy megpróbálja elkerülni végzetét, akk<text:span text:style-name="T13">or Gyorsaságpróbát kell </text:span>dobnia, melynek nehézsége függ a lövést leadó személy távolságától, valamint az általa használt fegyvertől.</text:p>
      <table:table table:name="Tábla1" table:style-name="Tábla1">
        <table:table-column table:style-name="Tábla1.A"/>
        <table:table-column table:style-name="Tábla1.B"/>
        <table:table-column table:style-name="Tábla1.C"/>
        <table:table-column table:style-name="Tábla1.B"/>
        <table:table-header-rows>
          <table:table-row table:style-name="TableLine3174385648720">
            <table:table-cell table:style-name="Tábla1.A1" office:value-type="string">
              <text:p text:style-name="P10">Gyorsaságpróba célszám</text:p>
            </table:table-cell>
            <table:table-cell table:style-name="Tábla1.A1" office:value-type="string">
              <text:p text:style-name="P8">Dobófegyverek</text:p>
            </table:table-cell>
            <table:table-cell table:style-name="Tábla1.A1" office:value-type="string">
              <text:p text:style-name="P8">Íjak</text:p>
            </table:table-cell>
            <table:table-cell table:style-name="Tábla1.D1" office:value-type="string">
              <text:p text:style-name="P8">Nyílpuskák</text:p>
            </table:table-cell>
          </table:table-row>
        </table:table-header-rows>
        <table:table-row table:style-name="TableLine3174385650736">
          <table:table-cell table:style-name="Tábla1.A2" office:value-type="string">
            <text:p text:style-name="P28">6</text:p>
          </table:table-cell>
          <table:table-cell table:style-name="Tábla1.A2" office:value-type="string">
            <text:p text:style-name="P28">Testközelben</text:p>
          </table:table-cell>
          <table:table-cell table:style-name="Tábla1.A2" office:value-type="string">
            <text:p text:style-name="P28">N/A</text:p>
          </table:table-cell>
          <table:table-cell table:style-name="Tábla1.D2" office:value-type="string">
            <text:p text:style-name="P28">N/A</text:p>
          </table:table-cell>
        </table:table-row>
        <table:table-row table:style-name="TableLine3174385650736">
          <table:table-cell table:style-name="Tábla1.A2" office:value-type="string">
            <text:p text:style-name="P9">9</text:p>
          </table:table-cell>
          <table:table-cell table:style-name="Tábla1.A2" office:value-type="string">
            <text:p text:style-name="P9"><text:span text:style-name="T22">1</text:span>m - 3m</text:p>
          </table:table-cell>
          <table:table-cell table:style-name="Tábla1.A2" office:value-type="string">
            <text:p text:style-name="P9">0m - 5m</text:p>
          </table:table-cell>
          <table:table-cell table:style-name="Tábla1.D2" office:value-type="string">
            <text:p text:style-name="P9">0m - 10m</text:p>
          </table:table-cell>
        </table:table-row>
        <table:table-row table:style-name="TableLine3174385734928">
          <table:table-cell table:style-name="Tábla1.A2" office:value-type="string">
            <text:p text:style-name="P9">8</text:p>
          </table:table-cell>
          <table:table-cell table:style-name="Tábla1.A2" office:value-type="string">
            <text:p text:style-name="P9">4m - 6m</text:p>
          </table:table-cell>
          <table:table-cell table:style-name="Tábla1.A2" office:value-type="string">
            <text:p text:style-name="P9">6m - 10m</text:p>
          </table:table-cell>
          <table:table-cell table:style-name="Tábla1.D2" office:value-type="string">
            <text:p text:style-name="P9">11m - 20m</text:p>
          </table:table-cell>
        </table:table-row>
        <table:table-row table:style-name="TableLine3174385732912">
          <table:table-cell table:style-name="Tábla1.A2" office:value-type="string">
            <text:p text:style-name="P9">7</text:p>
          </table:table-cell>
          <table:table-cell table:style-name="Tábla1.A2" office:value-type="string">
            <text:p text:style-name="P9">7m - 9m</text:p>
          </table:table-cell>
          <table:table-cell table:style-name="Tábla1.A2" office:value-type="string">
            <text:p text:style-name="P9">11m - 15m</text:p>
          </table:table-cell>
          <table:table-cell table:style-name="Tábla1.D2" office:value-type="string">
            <text:p text:style-name="P9">21m - 30m</text:p>
          </table:table-cell>
        </table:table-row>
        <table:table-row table:style-name="TableLine3174385722832">
          <table:table-cell table:style-name="Tábla1.A2" office:value-type="string">
            <text:p text:style-name="P9">6</text:p>
          </table:table-cell>
          <table:table-cell table:style-name="Tábla1.A2" office:value-type="string">
            <text:p text:style-name="P9">10m - 12m</text:p>
          </table:table-cell>
          <table:table-cell table:style-name="Tábla1.A2" office:value-type="string">
            <text:p text:style-name="P9">16m - 20m</text:p>
          </table:table-cell>
          <table:table-cell table:style-name="Tábla1.D2" office:value-type="string">
            <text:p text:style-name="P9">31m - 40m</text:p>
          </table:table-cell>
        </table:table-row>
      </table:table>
      <text:p text:style-name="Text_20_body"><text:span text:style-name="_5b_RPG_5d__20_Kiemelt_20_kifejezés"><text:span text:style-name="T1"/></text:span></text:p>
      <text:h text:style-name="Heading_20_3" text:outline-level="3">Példalövészet</text:h>
      <text:p text:style-name="Text_20_body">Tetves, a tolvaj-bérgyilkos egy raktár ablakából, nyílpuskával les a sikátorban közelgő áldozatára, egy tehetős kalmárra, aki éppen hazafelé battyog. A könnyű nyílpuska <text:span text:style-name="_5b_RPG_5d_Kiemelt_20_kifejezés">Osztója 4.</text:span></text:p>
      <text:p text:style-name="Text_20_body"><text:span text:style-name="_5b_RPG_5d_Kiemelt_20_kifejezés">Tetves CÉ-je</text:span> a következőképpen alakul:</text:p>
      <table:table table:name="Tetves_CÉ" table:style-name="Tetves_5f_CÉ">
        <table:table-column table:style-name="Tetves_5f_CÉ.A"/>
        <table:table-header-rows>
          <table:table-row table:style-name="TableLine3174385730608">
            <table:table-cell table:style-name="Tetves_5f_CÉ.A1" office:value-type="string">
              <text:p text:style-name="P12">CÉ = -30 <text:span text:style-name="T19">+ 9 </text:span><text:span text:style-name="T14">(Lövészet 6.szint)</text:span><text:span text:style-name="T19"> + 6 (CM) </text:span>+ 6 (<text:span text:style-name="T19">2x </text:span>Ügyesség) + 16 (nyílpuska <text:span text:style-name="T19">CÉ</text:span>) = 7</text:p>
            </table:table-cell>
          </table:table-row>
        </table:table-header-rows>
      </table:table>
      <text:p text:style-name="Text_20_body"><text:line-break/><text:span text:style-name="_5b_RPG_5d_Kiemelt_20_kifejezés">A célpont Védő Értéke</text:span></text:p>
      <text:p text:style-name="Standard"><draw:frame draw:style-name="fr1" draw:name="Objektum4" text:anchor-type="as-char" svg:width="5.648in" svg:height="0.404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3"><text:line-break/>Az osztásnál felfelé kell kerekíteni, de erre most nincs is szükség. A Cellaszám <text:span text:style-name="T1">4</text:span>. A VÉ így:</text:p>
      <text:p text:style-name="P14">VÉ = 5x4 = 20</text:p>
      <text:p text:style-name="P16">Tehát a vége: </text:p>
      <text:p text:style-name="P15">(7+k100) vs 20</text:p>
      <text:p text:style-name="P23"><text:span text:style-name="_5b_RPG_5d__20_Kiemelt_20_kifejezés"><text:span text:style-name="T2">azaz ha Tetves legalább 13-at dob, akkor találatot ér el. Dob K100-al, az eredmény 31.</text:span></text:span></text:p>
      <text:p text:style-name="P23"><text:span text:style-name="_5b_RPG_5d__20_Kiemelt_20_kifejezés"><text:span text:style-name="T5">V</text:span></text:span><text:span text:style-name="_5b_RPG_5d__20_Kiemelt_20_kifejezés"><text:span text:style-name="T2">égső CÉ = 7+31 = 38, tehát eltalálta a célt, dobhatja a sebzést. </text:span></text:span></text:p>
      <text:p text:style-name="P23"><text:span text:style-name="_5b_RPG_5d__20_Kiemelt_20_kifejezés"><text:span text:style-name="T2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FreeSerif" svg:font-family="FreeSerif" style:font-adornments="Normál" style:font-pitch="variable"/>
    <style:font-face style:name="StarSymbol" svg:font-family="StarSymbol"/>
    <style:font-face style:name="StarSymbol1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font-name-asian="Arial Unicode MS" style:font-size-asian="12pt" style:language-asian="hu" style:country-asian="HU" style:font-name-complex="Tahoma1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hu" fo:country="HU" style:font-name-asian="Arial Unicode MS" style:font-size-asian="12pt" style:language-asian="hu" style:country-asian="HU" style:font-name-complex="Tahoma1" style:font-size-complex="12pt" style:language-complex="hu" style:country-complex="HU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#808080 0.0193in 0.0193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654in" fo:margin-bottom="0.122in" style:contextual-spacing="false" style:register-true="false" fo:text-indent="0in" style:auto-text-indent="false" style:shadow="none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FreeSerif" fo:font-family="FreeSerif" style:font-style-name="Normál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6693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language>hu-HU</dc:language>
    <meta:editing-cycles>5</meta:editing-cycles>
    <meta:editing-duration>PT20M27S</meta:editing-duration>
    <dc:date>2023-12-14T16:17:28.136000000</dc:date>
    <meta:document-statistic meta:table-count="8" meta:image-count="0" meta:object-count="1" meta:page-count="2" meta:paragraph-count="137" meta:word-count="482" meta:character-count="2881" meta:non-whitespace-character-count="252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VÉ</math:mi>
        <math:mo math:stretchy="false">=</math:mo>
        <math:mrow>
          <math:mo math:stretchy="false">(</math:mo>
          <math:mrow>
            <math:mn>5</math:mn>
            <math:mrow>
              <math:mrow>
                <math:mo math:stretchy="false">(</math:mo>
                <math:mrow>
                  <math:mi math:fontstyle="italic">lassan</math:mi>
                  <math:mi math:fontstyle="italic">mozgó</math:mi>
                </math:mrow>
                <math:mo math:stretchy="false">)</math:mo>
              </math:mrow>
              <math:mo math:stretchy="false">+</math:mo>
              <math:mn>0</math:mn>
            </math:mrow>
            <math:mrow>
              <math:mrow>
                <math:mo math:stretchy="false">(</math:mo>
                <math:mrow>
                  <math:mi math:fontstyle="italic">normál</math:mi>
                  <math:mi math:fontstyle="italic">méret</math:mi>
                </math:mrow>
                <math:mo math:stretchy="false">)</math:mo>
              </math:mrow>
              <math:mo math:stretchy="false">+</math:mo>
              <math:mn>0</math:mn>
            </math:mrow>
            <math:mrow>
              <math:mo math:stretchy="false">(</math:mo>
              <math:mrow>
                <math:mi math:fontstyle="italic">Jól</math:mi>
                <math:mi math:fontstyle="italic">látható</math:mi>
              </math:mrow>
              <math:mo math:stretchy="false">)</math:mo>
            </math:mrow>
          </math:mrow>
          <math:mo math:stretchy="false">)</math:mo>
        </math:mrow>
      </math:mrow>
      <math:mi>x</math:mi>
      <math:mfrac>
        <math:mrow>
          <math:mo math:stretchy="false">(</math:mo>
          <math:mrow>
            <math:mn>15</math:mn>
            <math:mrow>
              <math:mo math:stretchy="false">(</math:mo>
              <math:mi math:fontstyle="italic">távolság</math:mi>
              <math:mo math:stretchy="false">)</math:mo>
            </math:mrow>
          </math:mrow>
          <math:mo math:stretchy="false">)</math:mo>
        </math:mrow>
        <math:mrow>
          <math:mo math:stretchy="false">(</math:mo>
          <math:mrow>
            <math:mn>4</math:mn>
            <math:mrow>
              <math:mo math:stretchy="false">(</math:mo>
              <math:mrow>
                <math:mi math:fontstyle="italic">nyílpuska</math:mi>
                <math:mi math:fontstyle="italic">Osztója</math:mi>
              </math:mrow>
              <math:mo math:stretchy="false">)</math:mo>
            </math:mrow>
          </math:mrow>
          <math:mo math:stretchy="false">)</math:mo>
        </math:mrow>
      </math:mfrac>
    </math:mrow>
    <math:annotation math:encoding="StarMath 5.0">VÉ = (5 (lassan mozgó) +0(normál méret) +0(Jól látható)) x (15 (távolság)) over (4 (nyílpuska Osztója))</math:annotation>
  </math:semantics>
</math:math>
</file>